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ServiceAssemblyMojo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ateServiceAssemblyMojo.createArchive( File installer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ateServiceAssemblyMojo.injectDependentServiceUnit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